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Black" officeooo:rsid="000f1ec4" officeooo:paragraph-rsid="000f1ec4"/>
    </style:style>
    <style:style style:name="P2" style:family="paragraph" style:parent-style-name="Footer">
      <style:paragraph-properties fo:text-align="end" style:justify-single-word="false"/>
      <style:text-properties style:font-name="Arial Black" officeooo:rsid="000f1ec4" officeooo:paragraph-rsid="000f1ec4"/>
    </style:style>
    <style:style style:name="P3" style:family="paragraph" style:parent-style-name="Standard">
      <style:paragraph-properties fo:text-align="justify" style:justify-single-word="false"/>
      <style:text-properties style:font-name="Arial" style:text-underline-style="solid" style:text-underline-width="auto" style:text-underline-color="font-color" officeooo:rsid="00102633" officeooo:paragraph-rsid="00102633"/>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master-page-name="">
      <style:paragraph-properties fo:margin-top="0cm" fo:margin-bottom="0.199cm" style:contextual-spacing="false" fo:text-align="justify" style:justify-single-word="false" style:page-number="auto"/>
      <style:text-properties style:font-name="Arial"/>
    </style:style>
    <style:style style:name="P6" style:family="paragraph" style:parent-style-name="Standard">
      <style:paragraph-properties fo:margin-top="0cm" fo:margin-bottom="0.199cm" style:contextual-spacing="false" fo:text-align="justify" style:justify-single-word="false"/>
      <style:text-properties style:font-name="Arial"/>
    </style:style>
    <style:style style:name="P7" style:family="paragraph" style:parent-style-name="Standard">
      <style:paragraph-properties fo:margin-top="0cm" fo:margin-bottom="0.199cm" style:contextual-spacing="false" fo:text-align="justify" style:justify-single-word="false" fo:break-before="page"/>
      <style:text-properties style:font-name="Arial"/>
    </style:style>
    <style:style style:name="P8" style:family="paragraph" style:parent-style-name="Standard">
      <style:paragraph-properties fo:margin-top="0cm" fo:margin-bottom="0.3cm" style:contextual-spacing="false" fo:text-align="justify" style:justify-single-word="false"/>
      <style:text-properties style:font-name="Arial"/>
    </style:style>
    <style:style style:name="P9" style:family="paragraph" style:parent-style-name="Standard" style:list-style-name="L1">
      <style:paragraph-properties fo:margin-top="0cm" fo:margin-bottom="0.199cm" style:contextual-spacing="false" fo:text-align="justify" style:justify-single-word="false"/>
      <style:text-properties style:font-name="Arial"/>
    </style:style>
    <style:style style:name="P10" style:family="paragraph" style:parent-style-name="Standard">
      <style:paragraph-properties fo:margin-top="0.3cm" fo:margin-bottom="0.199cm" style:contextual-spacing="false" fo:text-align="justify" style:justify-single-word="false"/>
      <style:text-properties style:font-name="Arial"/>
    </style:style>
    <style:style style:name="P11" style:family="paragraph" style:parent-style-name="Standard">
      <style:paragraph-properties fo:margin-top="0.3cm" fo:margin-bottom="0.3cm" style:contextual-spacing="false" fo:text-align="justify" style:justify-single-word="false"/>
      <style:text-properties style:font-name="Arial"/>
    </style:style>
    <style:style style:name="P12" style:family="paragraph" style:parent-style-name="Standard" style:list-style-name="L2">
      <style:paragraph-properties fo:margin-top="0cm" fo:margin-bottom="0.199cm" style:contextual-spacing="false" fo:text-align="justify" style:justify-single-word="false"/>
      <style:text-properties style:font-name="Arial"/>
    </style:style>
    <style:style style:name="P13" style:family="paragraph" style:parent-style-name="Standard">
      <style:paragraph-properties fo:margin-top="0cm" fo:margin-bottom="0.199cm" style:contextual-spacing="false" fo:text-align="justify" style:justify-single-word="false"/>
      <style:text-properties style:font-name="Arial" officeooo:paragraph-rsid="00150384"/>
    </style:style>
    <style:style style:name="P14" style:family="paragraph" style:parent-style-name="Standard" style:list-style-name="L3">
      <style:paragraph-properties fo:margin-top="0cm" fo:margin-bottom="0.199cm" style:contextual-spacing="false" fo:text-align="justify" style:justify-single-word="false"/>
      <style:text-properties style:font-name="Arial" officeooo:paragraph-rsid="00189816"/>
    </style:style>
    <style:style style:name="P15" style:family="paragraph" style:parent-style-name="Standard">
      <style:paragraph-properties fo:margin-top="0cm" fo:margin-bottom="0.199cm" style:contextual-spacing="false" fo:text-align="justify" style:justify-single-word="false"/>
      <style:text-properties style:font-name="Arial" officeooo:paragraph-rsid="00411727"/>
    </style:style>
    <style:style style:name="P16" style:family="paragraph" style:parent-style-name="Standard" style:list-style-name="L3">
      <style:paragraph-properties fo:margin-top="0cm" fo:margin-bottom="0.199cm" style:contextual-spacing="false" fo:text-align="justify" style:justify-single-word="false"/>
      <style:text-properties style:font-name="Arial" officeooo:rsid="001a953e" officeooo:paragraph-rsid="001a953e"/>
    </style:style>
    <style:style style:name="P17" style:family="paragraph" style:parent-style-name="Standard" style:list-style-name="L3">
      <style:paragraph-properties fo:margin-top="0cm" fo:margin-bottom="0.199cm" style:contextual-spacing="false" fo:text-align="justify" style:justify-single-word="false"/>
      <style:text-properties style:font-name="Arial" officeooo:rsid="001d3855" officeooo:paragraph-rsid="001d3855"/>
    </style:style>
    <style:style style:name="P18" style:family="paragraph" style:parent-style-name="Standard" style:list-style-name="L3">
      <style:paragraph-properties fo:margin-top="0cm" fo:margin-bottom="0.199cm" style:contextual-spacing="false" fo:text-align="justify" style:justify-single-word="false"/>
      <style:text-properties style:font-name="Arial" officeooo:rsid="001fdefa" officeooo:paragraph-rsid="001fdefa"/>
    </style:style>
    <style:style style:name="P19" style:family="paragraph" style:parent-style-name="Standard" style:list-style-name="L3">
      <style:paragraph-properties fo:margin-top="0cm" fo:margin-bottom="0.199cm" style:contextual-spacing="false" fo:text-align="justify" style:justify-single-word="false"/>
      <style:text-properties style:font-name="Arial" officeooo:rsid="002102a9" officeooo:paragraph-rsid="002102a9"/>
    </style:style>
    <style:style style:name="P20" style:family="paragraph" style:parent-style-name="Standard" style:list-style-name="L3">
      <style:paragraph-properties fo:margin-top="0cm" fo:margin-bottom="0.199cm" style:contextual-spacing="false" fo:text-align="justify" style:justify-single-word="false"/>
      <style:text-properties style:font-name="Arial" officeooo:rsid="00214305" officeooo:paragraph-rsid="00214305"/>
    </style:style>
    <style:style style:name="P21" style:family="paragraph" style:parent-style-name="Standard" style:list-style-name="L3">
      <style:paragraph-properties fo:margin-top="0cm" fo:margin-bottom="0.199cm" style:contextual-spacing="false" fo:text-align="justify" style:justify-single-word="false"/>
      <style:text-properties style:font-name="Arial" officeooo:rsid="0023c736" officeooo:paragraph-rsid="0023c736"/>
    </style:style>
    <style:style style:name="P22" style:family="paragraph" style:parent-style-name="Standard" style:list-style-name="L3">
      <style:paragraph-properties fo:margin-top="0cm" fo:margin-bottom="0.199cm" style:contextual-spacing="false" fo:text-align="justify" style:justify-single-word="false"/>
      <style:text-properties style:font-name="Arial" officeooo:rsid="0028383a" officeooo:paragraph-rsid="0028383a"/>
    </style:style>
    <style:style style:name="P23" style:family="paragraph" style:parent-style-name="Standard" style:list-style-name="L3">
      <style:paragraph-properties fo:margin-top="0cm" fo:margin-bottom="0.199cm" style:contextual-spacing="false" fo:text-align="justify" style:justify-single-word="false"/>
      <style:text-properties style:font-name="Arial" officeooo:rsid="0029bd8a" officeooo:paragraph-rsid="0029bd8a"/>
    </style:style>
    <style:style style:name="P24" style:family="paragraph" style:parent-style-name="Standard" style:list-style-name="L3">
      <style:paragraph-properties fo:margin-top="0cm" fo:margin-bottom="0.199cm" style:contextual-spacing="false" fo:text-align="justify" style:justify-single-word="false"/>
      <style:text-properties style:font-name="Arial" officeooo:rsid="002cf184" officeooo:paragraph-rsid="002cf184"/>
    </style:style>
    <style:style style:name="P25" style:family="paragraph" style:parent-style-name="Standard" style:list-style-name="L3">
      <style:paragraph-properties fo:margin-top="0cm" fo:margin-bottom="0.199cm" style:contextual-spacing="false" fo:text-align="justify" style:justify-single-word="false"/>
      <style:text-properties style:font-name="Arial" officeooo:rsid="002fffe3" officeooo:paragraph-rsid="0031bc48"/>
    </style:style>
    <style:style style:name="P26" style:family="paragraph" style:parent-style-name="Standard" style:list-style-name="L3">
      <style:paragraph-properties fo:margin-top="0cm" fo:margin-bottom="0.199cm" style:contextual-spacing="false" fo:text-align="justify" style:justify-single-word="false"/>
      <style:text-properties style:font-name="Arial" officeooo:rsid="00339e5e" officeooo:paragraph-rsid="00339e5e"/>
    </style:style>
    <style:style style:name="P27" style:family="paragraph" style:parent-style-name="Standard">
      <style:paragraph-properties fo:margin-top="0cm" fo:margin-bottom="0.199cm" style:contextual-spacing="false" fo:text-align="justify" style:justify-single-word="false"/>
      <style:text-properties style:font-name="Arial" officeooo:rsid="00414e57" officeooo:paragraph-rsid="00414e57"/>
    </style:style>
    <style:style style:name="P28" style:family="paragraph" style:parent-style-name="Standard">
      <style:paragraph-properties fo:margin-top="0cm" fo:margin-bottom="0.199cm" style:contextual-spacing="false" fo:text-align="justify" style:justify-single-word="false"/>
      <style:text-properties style:font-name="Arial" officeooo:rsid="00414e57" officeooo:paragraph-rsid="0044bfac"/>
    </style:style>
    <style:style style:name="P29" style:family="paragraph" style:parent-style-name="Standard">
      <style:paragraph-properties fo:margin-top="0cm" fo:margin-bottom="0.199cm" style:contextual-spacing="false" fo:text-align="justify" style:justify-single-word="false"/>
      <style:text-properties style:font-name="Arial" officeooo:rsid="0041bea6" officeooo:paragraph-rsid="0041bea6"/>
    </style:style>
    <style:style style:name="P30" style:family="paragraph" style:parent-style-name="Standard">
      <style:paragraph-properties fo:margin-top="0cm" fo:margin-bottom="0.199cm" style:contextual-spacing="false" fo:text-align="justify" style:justify-single-word="false"/>
      <style:text-properties style:font-name="Arial" officeooo:rsid="0041bea6" officeooo:paragraph-rsid="00432928"/>
    </style:style>
    <style:style style:name="P31" style:family="paragraph" style:parent-style-name="Standard">
      <style:paragraph-properties fo:margin-top="0cm" fo:margin-bottom="0.199cm" style:contextual-spacing="false" fo:text-align="justify" style:justify-single-word="false"/>
      <style:text-properties style:font-name="Arial" officeooo:rsid="0046d6c6" officeooo:paragraph-rsid="0046d6c6"/>
    </style:style>
    <style:style style:name="T1" style:family="text">
      <style:text-properties style:text-underline-style="none" fo:font-weight="bold" officeooo:rsid="00150384"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officeooo:rsid="00150384" style:font-weight-asian="bold" style:font-weight-complex="bold"/>
    </style:style>
    <style:style style:name="T4" style:family="text">
      <style:text-properties style:text-underline-style="solid" style:text-underline-width="auto" style:text-underline-color="font-color" officeooo:rsid="00189816"/>
    </style:style>
    <style:style style:name="T5" style:family="text">
      <style:text-properties style:text-underline-style="solid" style:text-underline-width="auto" style:text-underline-color="font-color" officeooo:rsid="00253989"/>
    </style:style>
    <style:style style:name="T6" style:family="text">
      <style:text-properties style:text-underline-style="solid" style:text-underline-width="auto" style:text-underline-color="font-color" officeooo:rsid="0031bc48"/>
    </style:style>
    <style:style style:name="T7" style:family="text">
      <style:text-properties style:text-underline-style="solid" style:text-underline-width="auto" style:text-underline-color="font-color" officeooo:rsid="00394043"/>
    </style:style>
    <style:style style:name="T8" style:family="text">
      <style:text-properties style:text-underline-style="solid" style:text-underline-width="auto" style:text-underline-color="font-color" officeooo:rsid="003b7e6d"/>
    </style:style>
    <style:style style:name="T9" style:family="text">
      <style:text-properties fo:font-weight="bold" style:font-weight-asian="bold" style:font-weight-complex="bold"/>
    </style:style>
    <style:style style:name="T10" style:family="text">
      <style:text-properties officeooo:rsid="00214305"/>
    </style:style>
    <style:style style:name="T11" style:family="text">
      <style:text-properties officeooo:rsid="002ad9d9"/>
    </style:style>
    <style:style style:name="T12" style:family="text">
      <style:text-properties officeooo:rsid="002e5e09"/>
    </style:style>
    <style:style style:name="T13" style:family="text">
      <style:text-properties officeooo:rsid="0031bc48"/>
    </style:style>
    <style:style style:name="T14" style:family="text">
      <style:text-properties officeooo:rsid="00353e58"/>
    </style:style>
    <style:style style:name="T15" style:family="text">
      <style:text-properties officeooo:rsid="00373d80"/>
    </style:style>
    <style:style style:name="T16" style:family="text">
      <style:text-properties officeooo:rsid="00388b98"/>
    </style:style>
    <style:style style:name="T17" style:family="text">
      <style:text-properties officeooo:rsid="00394043"/>
    </style:style>
    <style:style style:name="T18" style:family="text">
      <style:text-properties officeooo:rsid="003b7e6d"/>
    </style:style>
    <style:style style:name="T19" style:family="text">
      <style:text-properties officeooo:rsid="003c6350"/>
    </style:style>
    <style:style style:name="T20" style:family="text">
      <style:text-properties officeooo:rsid="0041d4cc"/>
    </style:style>
    <style:style style:name="T21" style:family="text">
      <style:text-properties officeooo:rsid="00423346"/>
    </style:style>
    <style:style style:name="T22" style:family="text">
      <style:text-properties officeooo:rsid="00432928"/>
    </style:style>
    <style:style style:name="T23" style:family="text">
      <style:text-properties officeooo:rsid="0044bfac"/>
    </style:style>
    <style:style style:name="T24" style:family="text">
      <style:text-properties officeooo:rsid="00482e70"/>
    </style:style>
    <style:style style:name="T25" style:family="text">
      <style:text-properties officeooo:rsid="0048fed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xposición del caso:</text:p>
      <text:p text:style-name="P4"/>
      <text:p text:style-name="P5">La empresa BK ha recibido un nuevo encargo de software.</text:p>
      <text:p text:style-name="P6"/>
      <text:p text:style-name="P6">Se trata de diseñar una aplicación para una tienda especializada en vender productos estéticos.</text:p>
      <text:p text:style-name="P6"/>
      <text:p text:style-name="P8">La tienda desea trabajar con software libre. Además, desea explícitamente que la aplicación sea capaz de cumplir las siguientes tareas:</text:p>
      <text:list text:style-name="L1">
        <text:list-item>
          <text:p text:style-name="P9">Proporcionar facturas de las ventas.</text:p>
        </text:list-item>
        <text:list-item>
          <text:p text:style-name="P9">Llevar la cuenta de lo que vende cada trabajador.</text:p>
        </text:list-item>
        <text:list-item>
          <text:p text:style-name="P9">Controlar el stock de productos en almacén.</text:p>
        </text:list-item>
        <text:list-item>
          <text:p text:style-name="P9">Operar con lector de código de barras y tarjetas de crédito.</text:p>
        </text:list-item>
        <text:list-item>
          <text:p text:style-name="P9">Controlar los precios de los productos y ofrecer la posibilidad de operar con ellos.</text:p>
        </text:list-item>
        <text:list-item>
          <text:p text:style-name="P9">El tiempo de respuesta de la aplicación ha de ser lo menor posible.</text:p>
        </text:list-item>
        <text:list-item>
          <text:p text:style-name="P9">No se podrán procesar dos peticiones a la vez, aunque haya varios equipos funcionando simultáneamente.</text:p>
        </text:list-item>
        <text:list-item>
          <text:p text:style-name="P9">La empresa también quiere almacenar información de sus trabajadores: DNI, nombre, apellidos, número de la Seguridad Social, fecha de nacimiento, teléfono y localidad. Asimismo, de los productos interesa almacenar: código, marca, nombre comercial, precio, cantidad.</text:p>
        </text:list-item>
      </text:list>
      <text:p text:style-name="P10">Tendrás que diseñar una planificación del proyecto de desarrollo de ese software que cumpla con las premisas estudiadas en la presente unidad de trabajo.</text:p>
      <text:p text:style-name="P11">Esencialmente, el proyecto se divide en los siguientes apartados:</text:p>
      <text:list text:style-name="L2">
        <text:list-item>
          <text:p text:style-name="P12">Sintetiza el análisis de requerimientos del sistema para nuestro cliente. Plantea el diseño y determina el modelo de ciclo de vida más idóneo para esta aplicación.</text:p>
        </text:list-item>
        <text:list-item>
          <text:p text:style-name="P12">Planifica la codificación, indicando el lenguaje de programación y las herramientas que usarías para la obtención del código fuente, objeto y ejecutable, explicando por qué eliges esas herramientas.</text:p>
        </text:list-item>
        <text:list-item>
          <text:p text:style-name="P12">Planifica las restantes fases del ciclo de vida, indicando en cada una el objetivo que persigues y cómo lo harías.</text:p>
        </text:list-item>
      </text:list>
      <text:p text:style-name="P6"/>
      <text:p text:style-name="P6"/>
      <text:p text:style-name="P6"/>
      <text:p text:style-name="P6"/>
      <text:p text:style-name="P6"/>
      <text:p text:style-name="P6"/>
      <text:p text:style-name="P6"/>
      <text:p text:style-name="P6"/>
      <text:p text:style-name="P6"/>
      <text:p text:style-name="P13"><text:soft-page-break/><text:span text:style-name="T3">RESOLUCIÓN</text:span><text:span text:style-name="T1">:</text:span></text:p>
      <text:p text:style-name="P6"/>
      <text:p text:style-name="P6"><text:span text:style-name="T9">1.</text:span> Sintetiza el análisis de requerimientos del sistema para nuestro cliente. Plantea el diseño y determina el modelo de ciclo de vida más idóneo para esta aplicación.</text:p>
      <text:p text:style-name="P6"><text:span text:style-name="T9">Análisis:</text:span> </text:p>
      <text:list text:style-name="L3">
        <text:list-item>
          <text:p text:style-name="P14"><text:span text:style-name="T4">Requisitos funcionales:</text:span></text:p>
          <text:list>
            <text:list-item>
              <text:p text:style-name="P19">Capacidad para Generar y Proporcionar <text:span text:style-name="T5">F</text:span><text:span text:style-name="T2">acturas de las ventas</text:span>.</text:p>
            </text:list-item>
            <text:list-item>
              <text:p text:style-name="P19">Interfaz/<text:span text:style-name="T10">Vista</text:span> para Supervisar y Gestionar el número y el contenido de las <text:span text:style-name="T2">Ventas realizadas por cada trabajador</text:span>.</text:p>
            </text:list-item>
            <text:list-item>
              <text:p text:style-name="P20">Interfaz/Vista para Monitorear y Controlar el <text:span text:style-name="T2">Stock de los Productos</text:span> en almacen.</text:p>
            </text:list-item>
            <text:list-item>
              <text:p text:style-name="P21">Funcionalidad y Medios para poder Operar con <text:span text:style-name="T2">lectores de Codigo de Barras y Tarjetas de Crédito</text:span>.</text:p>
            </text:list-item>
            <text:list-item>
              <text:p text:style-name="P22"><text:span text:style-name="T2">Funciones CRUD</text:span> para Gestionar, Controlar y Operar sobre las diferentes <text:span text:style-name="T2">propiedades/campos</text:span> pertenecientes a la entidad <text:span text:style-name="T2">Producto</text:span>; considerando mismamente al ‘<text:span text:style-name="T2">precio</text:span>’ como una propiedad/campo de esta entidad/clase/interfaz.</text:p>
            </text:list-item>
            <text:list-item>
              <text:p text:style-name="P25"><text:span text:style-name="T2">Interfaz/Vista para Introducir, Gestionar y Consultar los parámetros que componen la entidad/clase/interfaz Trabajador</text:span>. En consecuencia: Se precisará de elementos: de entrada (<text:span text:style-name="T2">inputs</text:span>) para su ‘cumplimentación’ y aporte, de la conexión con un servicio de almacenamiento (<text:span text:style-name="T2">data base</text:span> / base de datos) y de los consiguiente ‘componentes’ para la presentación y organización de dicha información (<text:span text:style-name="T2">outputs</text:span>), ante la empresa.</text:p>
              <text:p text:style-name="P25"><text:span text:style-name="T13">Por otra parte, también se precisará </text:span><text:span text:style-name="T6">otra Interfaz/Vista para Introducir, Gestionar y Consultar la información referente a la entidad Producto</text:span><text:span text:style-name="T13">, la cual estará contenida y almacenada en una tabla de nuestra base de datos.</text:span> </text:p>
              <text:p text:style-name="P26">Cada variable/campo de ambas entidades contará con su propio <text:span text:style-name="T2">tipo de dato</text:span>, el cual será definido inicialmente a continuación: <text:span text:style-name="T17">[ </text:span><text:span text:style-name="T7">Entidad Trabajador</text:span><text:span text:style-name="T17"> ]:</text:span> DNI(String/Char) / nombre y apellidos (String/Char) / número de la Seguridad Social (<text:span text:style-name="T14">N</text:span>umber/<text:span text:style-name="T14">I</text:span>nt) / <text:span text:style-name="T15">fecha de nacimiento (Date/LocalDate (etc.)) / </text:span><text:span text:style-name="T16">teléfono (Number/Int o String/Char) / </text:span><text:span text:style-name="T17">localidad (String/Char)<text:tab/>[ </text:span><text:span text:style-name="T7">Entidad Producto</text:span><text:span text:style-name="T17"> ]: </text:span><text:span text:style-name="T18">código (Number/Int o String/Char) / marca (String/Char) / nombre comercial (String/Char) / precio (float/double) / cantidad (number/int) </text:span><text:span text:style-name="T8">PD:</text:span><text:span text:style-name="T18"> Para la implementación de todas las propiedades/campos se utilizará la nomenclatura en formato ‘Camel Case’, </text:span><text:span text:style-name="T19">PE: ‘fechaNacimiento’ o ‘fechaDeNacimiento’</text:span><text:span text:style-name="T18">.</text:span></text:p>
            </text:list-item>
          </text:list>
          <text:p text:style-name="P16"/>
        </text:list-item>
        <text:list-item>
          <text:p text:style-name="P17"><text:span text:style-name="T4">R</text:span><text:span text:style-name="T2">equisitos NO funcionales</text:span>:</text:p>
          <text:list>
            <text:list-item>
              <text:p text:style-name="P18">Utilizar ‘<text:span text:style-name="T2">Software’ Libre</text:span>’ </text:p>
            </text:list-item>
            <text:list-item>
              <text:p text:style-name="P23">Optimización de la Aplicación: <text:span text:style-name="T2">Tiempo de Respuesta Bajo</text:span> <text:span text:style-name="T11">(todo lo </text:span>posible)</text:p>
            </text:list-item>
            <text:list-item>
              <text:p text:style-name="P24"><text:span text:style-name="T2">Limitación y Gestión</text:span> del proceso de <text:span text:style-name="T2">Generación de Peticiones</text:span>: <text:span text:style-name="T12">Límite de una Petición Simultanea y Sincrona. Por ende, </text:span><text:span text:style-name="T2">sólo un/a usuario/a</text:span> podrá <text:span text:style-name="T2">crear su petición</text:span>, a la vez. (Limitación funcional al funcionamiento <text:span text:style-name="T2">‘half duplex’</text:span>).</text:p>
            </text:list-item>
          </text:list>
        </text:list-item>
      </text:list>
      <text:p text:style-name="P6"/>
      <text:p text:style-name="P6"/>
      <text:p text:style-name="P6"/>
      <text:p text:style-name="P6"/>
      <text:p text:style-name="P15"><text:soft-page-break/><text:span text:style-name="T9">Diseño:</text:span> </text:p>
      <text:p text:style-name="P29">Employe {</text:p>
      <text:p text:style-name="P29"><text:tab/><text:span text:style-name="T24">id: int;</text:span></text:p>
      <text:p text:style-name="P30"><text:tab/><text:span text:style-name="T21">dni: </text:span><text:span text:style-name="T22">S</text:span><text:span text:style-name="T21">tring;<text:tab/><text:tab/><text:tab/>(Depende del lenguaje de programación usado)</text:span></text:p>
      <text:p text:style-name="P29"><text:tab/><text:span text:style-name="T21">name: </text:span><text:span text:style-name="T22">S</text:span><text:span text:style-name="T21">tring;</text:span></text:p>
      <text:p text:style-name="P29"><text:tab/><text:span text:style-name="T21">lastName: </text:span><text:span text:style-name="T22">S</text:span><text:span text:style-name="T21">tring;</text:span></text:p>
      <text:p text:style-name="P29"><text:tab/><text:span text:style-name="T21">SSnumber: int;</text:span></text:p>
      <text:p text:style-name="P29"><text:tab/><text:span text:style-name="T21">bornedDate: LocalDate;<text:tab/>(Depende del lenguaje de programación usado)</text:span></text:p>
      <text:p text:style-name="P29">};</text:p>
      <text:p text:style-name="P27">Product {</text:p>
      <text:p text:style-name="P27"><text:tab/><text:span text:style-name="T24">id: int;</text:span></text:p>
      <text:p text:style-name="P27"><text:tab/><text:span text:style-name="T20">code: int;</text:span></text:p>
      <text:p text:style-name="P28"><text:tab/><text:span text:style-name="T20">brand: </text:span><text:span text:style-name="T23">S</text:span><text:span text:style-name="T20">tring;<text:tab/><text:tab/></text:span><text:span text:style-name="T21">(Depende del lenguaje de programación usado)</text:span></text:p>
      <text:p text:style-name="P27"><text:tab/><text:span text:style-name="T20">comercialName: </text:span><text:span text:style-name="T23">S</text:span><text:span text:style-name="T20">tring;</text:span></text:p>
      <text:p text:style-name="P27"><text:tab/><text:span text:style-name="T20">price: double;</text:span></text:p>
      <text:p text:style-name="P27"><text:tab/><text:span text:style-name="T20">quantity: int;</text:span></text:p>
      <text:p text:style-name="P27">};</text:p>
      <text:p text:style-name="P31">Invoice {</text:p>
      <text:p text:style-name="P31"><text:tab/><text:span text:style-name="T25">id: int;</text:span></text:p>
      <text:p text:style-name="P31"><text:tab/><text:span text:style-name="T25">invoiceNumber: int;</text:span></text:p>
      <text:p text:style-name="P31"><text:tab/><text:span text:style-name="T25">productName: String;</text:span></text:p>
      <text:p text:style-name="P31"><text:tab/><text:span text:style-name="T25">stock: int;</text:span></text:p>
      <text:p text:style-name="P31"><text:tab/><text:span text:style-name="T25">price: double;</text:span></text:p>
      <text:p text:style-name="P31"><text:tab/><text:span text:style-name="T25">seller: String (employe.dni);</text:span></text:p>
      <text:p text:style-name="P31"><text:tab/></text:p>
      <text:p text:style-name="P31">}</text:p>
      <text:p text:style-name="P6"/>
      <text:p text:style-name="P6"><text:span text:style-name="T9">Ciclo de vida:</text:span> Elegir entre los distintos ciclos de vida, y el que mejor se adapte a las necesidades del proyecto, razonándolo. Por ejemplo, Cascada. Pero en el de cascada no habría evolutivos posibles...]</text:p>
      <text:p text:style-name="P6"/>
      <text:p text:style-name="P6"><text:span text:style-name="T9">2.</text:span> Planifica la codificación, indicando el lenguaje de programación y las herramientas que usarías para la obtención del código fuente, objeto y ejecutable, explicando por qué eliges esas herramientas.</text:p>
      <text:p text:style-name="P6"/>
      <text:p text:style-name="P6">[Elegir lenguaje y herramientas...ide, java - javac -editor de texto si es por consola...]</text:p>
      <text:p text:style-name="P6"/>
      <text:p text:style-name="P6"><text:span text:style-name="T9">3.</text:span> Planifica las restantes fases del ciclo de vida, indicando en cada una el objetivo que persigues y cómo lo harías.</text:p>
      <text:p text:style-name="P6"><text:soft-page-break/></text:p>
      <text:p text:style-name="P6">[Hasta aquí hemos trabajado las fases de Análisis (requisitos que nos han dado en el enunciado), Diseño y Codificación. Ahora debemos hablar del resto de las fases, para qué servirían y cómo lo harías...si vas a usar en el Testing por ejemplo las pruebas unitarias y las pruebas de integración, solo una de ellas...]</text:p>
      <text:p text:style-name="P6"/>
      <text:p text:style-name="P6"/>
      <text:p text:style-name="P6">Criterios de puntuación. Total 10 puntos.</text:p>
      <text:p text:style-name="P6">Planificación correcta de análisis de requisitos y elección de modelo de ciclo de vida: 3 puntos.</text:p>
      <text:p text:style-name="P6">Planificación correcta de las herramientas de programación en base a los requerimientos del cliente y secuencia de pasos a seguir: 2 puntos.</text:p>
      <text:p text:style-name="P6">Planificación correcta de pruebas, documentación, explotación y mantenimiento: 3 puntos.</text:p>
      <text:p text:style-name="P6">Uso de vocabulario específico, redacción clara, ideas fundamentales y orden en la secuencia de pasos: 2 puntos.</text:p>
      <text:p text:style-name="P6">Recursos necesarios para realizar la Tarea.</text:p>
      <text:p text:style-name="P6">Ordenador con procesador de textos.</text:p>
      <text:p text:style-name="P6"/>
      <text:p text:style-name="P6">Conexión a Internet.</text:p>
      <text:p text:style-name="P6"/>
      <text:p text:style-name="P6">Consejos y recomendaciones.</text:p>
      <text:p text:style-name="P6">Se pretende poner en práctica los conceptos aprendidos, de la forma más clara posible.</text:p>
      <text:p text:style-name="P6"/>
      <text:p text:style-name="P6">Para ello, se recomienda no extenderse mucho en las respuestas y dar prioridad en el orden de secuencia de pasos indicando siempre el objetivo que se persigue con cada uno de ellos.</text:p>
      <text:p text:style-name="P6"/>
      <text:p text:style-name="P6">Indicaciones de entrega.</text:p>
      <text:p text:style-name="P6">Una vez realizada la tarea elaborarás un único documento donde figuren las respuestas correspondientes. El envío se realizará a través de la plataforma de la forma establecida para ello, y el archivo se nombrará siguiendo las siguientes pautas:</text:p>
      <text:p text:style-name="P6"/>
      <text:p text:style-name="P6">apellido1_apellido2_nombre_SIGxx_Tarea</text:p>
      <text:p text:style-name="P6"/>
      <text:p text:style-name="P6"><text:s/></text:p>
      <text:p text:style-name="P6"/>
      <text:p text:style-name="P6">Asegúrate que el nombre no contenga la letra ñ, tildes ni caracteres especiales extraños. Así por ejemplo la alumna Begoña Sánchez Mañas para la primera unidad del MP de ED, debería nombrar esta tarea como...</text:p>
      <text:p text:style-name="P6"/>
      <text:p text:style-name="P6">sanchez_manas_begona_ED01_Tarea</text:p>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Black" officeooo:rsid="000f1ec4" officeooo:paragraph-rsid="000f1ec4"/>
    </style:style>
    <style:style style:name="MP2" style:family="paragraph" style:parent-style-name="Footer">
      <style:paragraph-properties fo:text-align="end" style:justify-single-word="false"/>
      <style:text-properties style:font-name="Arial Black" officeooo:rsid="000f1ec4" officeooo:paragraph-rsid="000f1ec4"/>
    </style:style>
    <style:page-layout style:name="Mpm1">
      <style:page-layout-properties fo:page-width="21.001cm" fo:page-height="29.7cm" style:num-format="1" style:print-orientation="portrait" fo:margin-top="0.953cm" fo:margin-bottom="0.861cm" fo:margin-left="2cm" fo:margin-right="1.19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05cm" fo:margin-left="0cm" fo:margin-right="0cm" fo:margin-bottom="0.499cm" fo:background-color="transparent" draw:fill="none" draw:fill-color="#729fcf"/>
      </style:header-style>
      <style:footer-style>
        <style:header-footer-properties svg:height="1.296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D01</text:p>
      </style:header>
      <style:footer>
        <text:p text:style-name="MP2">Kevin Zamora Amel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09:44:37.394189250</meta:creation-date>
    <meta:generator>LibreOffice/7.5.7.1$Linux_X86_64 LibreOffice_project/50$Build-1</meta:generator>
    <dc:date>2023-11-15T12:37:28.560753527</dc:date>
    <meta:editing-duration>PT5H33M31S</meta:editing-duration>
    <meta:editing-cycles>54</meta:editing-cycles>
    <meta:document-statistic meta:table-count="0" meta:image-count="0" meta:object-count="0" meta:page-count="6" meta:paragraph-count="84" meta:word-count="1066" meta:character-count="7005" meta:non-whitespace-character-count="6018"/>
  </office:meta>
</office:document-meta>
</file>